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273f" officeooo:paragraph-rsid="000c273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273f" officeooo:paragraph-rsid="000c273f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накомство с компанией Softclub</text:p>
      <text:p text:style-name="P1"/>
      <text:p text:style-name="P2">Дата и время: 24 июня 2024 года, 10:00</text:p>
      <text:p text:style-name="P2"/>
      <text:p text:style-name="P2">Место: БГУ, аудитория 521</text:p>
      <text:p text:style-name="P2"/>
      <text:p text:style-name="P2">Участник: Азява Павел Алексеевич</text:p>
      <text:p text:style-name="P2"/>
      <text:p text:style-name="P2">—</text:p>
      <text:p text:style-name="P2"/>
      <text:p text:style-name="P2"><text:span text:style-name="T1">Введение</text:span>:</text:p>
      <text:p text:style-name="P2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2"/>
      <text:p text:style-name="P2"><text:span text:style-name="T1">Описание мероприятия</text:span>:</text:p>
      <text:p text:style-name="P2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2"/>
      <text:p text:style-name="P2"><text:span text:style-name="T1">Полученные знания</text:span>:</text:p>
      <text:p text:style-name="P2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2"/>
      <text:p text:style-name="P2"><text:span text:style-name="T1">Заключение</text:span>:</text:p>
      <text:p text:style-name="P2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2"/>
      <text:p text:style-name="P2">—</text:p>
      <text:p text:style-name="P2"/>
      <text:p text:style-name="P2">С уважением,</text:p>
      <text:p text:style-name="P2">Азява Павел Алексеевич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7T13:54:35.053515152</dc:date>
    <meta:editing-duration>PT5M7S</meta:editing-duration>
    <meta:editing-cycles>3</meta:editing-cycles>
    <meta:document-statistic meta:table-count="0" meta:image-count="0" meta:object-count="0" meta:page-count="1" meta:paragraph-count="16" meta:word-count="156" meta:character-count="1144" meta:non-whitespace-character-count="1002"/>
  </office:meta>
</office:document-meta>
</file>